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Pictures/10000000000001230000019E07C377E9.png" manifest:media-type="image/png"/>
  <manifest:file-entry manifest:full-path="Object 2/content.xml" manifest:media-type="text/xml"/>
  <manifest:file-entry manifest:full-path="Object 2/" manifest:version="1.2" manifest:media-type="application/vnd.oasis.opendocument.graphics"/>
  <manifest:file-entry manifest:full-path="Object 1/Pictures/10000000000004B0000002585BC49250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4dbd" officeooo:paragraph-rsid="00094dbd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dd9f" officeooo:paragraph-rsid="000add9f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3414f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7b921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9da1f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0f62b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85ffd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321b27" officeooo:paragraph-rsid="0040f62b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officeooo:paragraph-rsid="00661f22" style:font-name-asian="OzHandicraft BT" style:font-size-asian="16pt" style:font-name-complex="OzHandicraft BT" style:font-size-complex="16pt"/>
    </style:style>
    <style:style style:name="P22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39da1f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6cffaf" style:font-name-asian="OzHandicraft BT" style:font-size-asian="14pt" style:font-name-complex="OzHandicraft BT" style:font-size-complex="14pt"/>
    </style:style>
    <style:style style:name="P26" style:family="paragraph">
      <style:paragraph-properties fo:text-align="center"/>
    </style:style>
    <style:style style:name="P27" style:family="paragraph">
      <loext:graphic-properties draw:fill-color="#ff3333"/>
      <style:paragraph-properties fo:text-align="center"/>
      <style:text-properties fo:font-size="12pt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T3" style:family="text">
      <style:text-properties fo:color="#000000" style:font-name="OLIVEOIL" fo:font-size="12pt" fo:font-weight="bold" officeooo:rsid="0074f1ff" style:font-name-asian="OLIVEOIL" style:font-size-asian="12pt" style:font-weight-asian="bold" style:font-name-complex="OLIVEOIL" style:font-size-complex="12pt" style:font-weight-complex="bold"/>
    </style:style>
    <style:style style:name="T4" style:family="text">
      <style:text-properties fo:color="#000000" style:font-name="OLIVEOIL" fo:font-size="12pt" fo:font-weight="bold" officeooo:rsid="0076881f" style:font-name-asian="OLIVEOIL" style:font-size-asian="12pt" style:font-weight-asian="bold" style:font-name-complex="OLIVEOIL" style:font-size-complex="12pt" style:font-weight-complex="bold"/>
    </style:style>
    <style:style style:name="T5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6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7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8" style:family="text">
      <style:text-properties fo:color="#000000" style:font-name="OzHandicraft BT" fo:font-size="16pt" officeooo:rsid="00094dbd" style:font-name-asian="OzHandicraft BT" style:font-size-asian="16pt" style:font-name-complex="OzHandicraft BT" style:font-size-complex="16pt"/>
    </style:style>
    <style:style style:name="T9" style:family="text">
      <style:text-properties fo:color="#000000" style:font-name="OzHandicraft BT" fo:font-size="16pt" officeooo:rsid="006b1f5b" style:font-name-asian="OzHandicraft BT" style:font-size-asian="16pt" style:font-name-complex="OzHandicraft BT" style:font-size-complex="16pt"/>
    </style:style>
    <style:style style:name="T10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11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12" style:family="text">
      <style:text-properties fo:color="#000000" style:font-name="OzHandicraft BT" fo:font-size="14pt" officeooo:rsid="0075df7a" style:font-name-asian="OzHandicraft BT" style:font-size-asian="14pt" style:font-name-complex="OzHandicraft BT" style:font-size-complex="14pt"/>
    </style:style>
    <style:style style:name="T13" style:family="text">
      <style:text-properties fo:color="#000000" style:font-name="OzHandicraft BT" fo:font-size="14pt" officeooo:rsid="0011652f" style:font-name-asian="OzHandicraft BT" style:font-size-asian="14pt" style:font-name-complex="OzHandicraft BT" style:font-size-complex="14pt"/>
    </style:style>
    <style:style style:name="T14" style:family="text">
      <style:text-properties fo:color="#000000" style:font-name="OzHandicraft BT" fo:font-size="14pt" officeooo:rsid="0077bd9e" style:font-name-asian="OzHandicraft BT" style:font-size-asian="14pt" style:font-name-complex="OzHandicraft BT" style:font-size-complex="14pt"/>
    </style:style>
    <style:style style:name="T15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16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7" style:family="text">
      <style:text-properties officeooo:rsid="00094dbd"/>
    </style:style>
    <style:style style:name="T18" style:family="text">
      <style:text-properties style:font-name="Nimbus Sans L" fo:font-size="16pt" officeooo:rsid="00094dbd" style:font-size-asian="14pt" style:font-size-complex="16pt"/>
    </style:style>
    <style:style style:name="T19" style:family="text">
      <style:text-properties officeooo:rsid="000bb177"/>
    </style:style>
    <style:style style:name="T20" style:family="text">
      <style:text-properties officeooo:rsid="0011652f"/>
    </style:style>
    <style:style style:name="T21" style:family="text">
      <style:text-properties officeooo:rsid="002904f9"/>
    </style:style>
    <style:style style:name="T22" style:family="text">
      <style:text-properties officeooo:rsid="002c0ac0"/>
    </style:style>
    <style:style style:name="T23" style:family="text">
      <style:text-properties officeooo:rsid="0037986e"/>
    </style:style>
    <style:style style:name="T24" style:family="text">
      <style:text-properties officeooo:rsid="0039da1f"/>
    </style:style>
    <style:style style:name="T25" style:family="text">
      <style:text-properties officeooo:rsid="00485ffd"/>
    </style:style>
    <style:style style:name="T26" style:family="text">
      <style:text-properties officeooo:rsid="00513e19"/>
    </style:style>
    <style:style style:name="T27" style:family="text">
      <style:text-properties officeooo:rsid="0053d558"/>
    </style:style>
    <style:style style:name="T28" style:family="text">
      <style:text-properties officeooo:rsid="0059c790"/>
    </style:style>
    <style:style style:name="T29" style:family="text">
      <style:text-properties officeooo:rsid="005b3a11"/>
    </style:style>
    <style:style style:name="T30" style:family="text">
      <style:text-properties officeooo:rsid="005eb313"/>
    </style:style>
    <style:style style:name="T31" style:family="text">
      <style:text-properties officeooo:rsid="0063cd6d"/>
    </style:style>
    <style:style style:name="T32" style:family="text">
      <style:text-properties officeooo:rsid="00657f53"/>
    </style:style>
    <style:style style:name="T33" style:family="text">
      <style:text-properties officeooo:rsid="006cffaf"/>
    </style:style>
    <style:style style:name="T34" style:family="text">
      <style:text-properties officeooo:rsid="006e62d2"/>
    </style:style>
    <style:style style:name="T35" style:family="text">
      <style:text-properties officeooo:rsid="007038ff"/>
    </style:style>
    <style:style style:name="T36" style:family="text">
      <style:text-properties officeooo:rsid="007165fa"/>
    </style:style>
    <style:style style:name="T37" style:family="text">
      <style:text-properties officeooo:rsid="00734410"/>
    </style:style>
    <style:style style:name="T38" style:family="text">
      <style:text-properties officeooo:rsid="0074f1ff"/>
    </style:style>
    <style:style style:name="T39" style:family="text">
      <style:text-properties officeooo:rsid="0075df7a"/>
    </style:style>
    <style:style style:name="T40" style:family="text">
      <style:text-properties officeooo:rsid="0076881f"/>
    </style:style>
    <style:style style:name="T41" style:family="text">
      <style:text-properties officeooo:rsid="0077bd9e"/>
    </style:style>
    <style:style style:name="T42" style:family="text">
      <style:text-properties officeooo:rsid="0078e3db"/>
    </style:style>
    <style:style style:name="T43" style:family="text">
      <style:text-properties officeooo:rsid="00793fb0"/>
    </style:style>
    <style:style style:name="fr1" style:family="graphic" style:parent-style-name="GraphicFrame_5f_1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3333" draw:textarea-vertical-align="middle" draw:auto-grow-height="false" fo:min-height="0.178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2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9"/>
      <text:p text:style-name="P4"/>
      <text:p text:style-name="P4"/>
      <text:p text:style-name="P6"/>
      <text:p text:style-name="P7">Beer Name: <text:s text:c="4"/><text:span text:style-name="T17">Walnut Brown Ale</text:span> <text:s text:c="63"/></text:p>
      <text:p text:style-name="P3"><draw:frame draw:style-name="fr1" draw:name="Object1" text:anchor-type="paragraph" svg:x="12.621cm" svg:y="0.552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7">Brew Date: <text:s text:c="4"/></text:span><text:span text:style-name="T9">Dec 27’21</text:span><text:span text:style-name="T7"> <text:s text:c="60"/></text:span></text:p>
      <text:p text:style-name="P3"><text:span text:style-name="T7">Batch Size:</text:span><text:span text:style-name="T15"> 10 </text:span><text:span text:style-name="T16">gal</text:span><text:span text:style-name="T7"><text:tab/><text:tab/><text:tab/></text:span></text:p>
      <text:p text:style-name="P1"><text:span text:style-name="T7">Target OG/◦P: <text:s text:c="4"/></text:span><text:span text:style-name="T8">1</text:span><text:span text:style-name="T7">.</text:span><text:span text:style-name="T8">067</text:span><text:span text:style-name="T5"><text:tab/> <text:s text:c="15"/><text:tab/><text:tab/><text:tab/><text:tab/></text:span><text:span text:style-name="T1"> <text:s/></text:span></text:p>
      <text:p text:style-name="P1"><draw:line text:anchor-type="paragraph" draw:z-index="3" draw:name="Shape1" draw:style-name="gr1" draw:text-style-name="P26" svg:x1="1.543cm" svg:y1="0.624cm" svg:x2="1.622cm" svg:y2="6.577cm"><text:p/></draw:line><draw:line text:anchor-type="paragraph" draw:z-index="5" draw:name="Shape2" draw:style-name="gr1" draw:text-style-name="P26" svg:x1="3.29cm" svg:y1="0.462cm" svg:x2="3.369cm" svg:y2="6.415cm"><text:p/></draw:line><text:span text:style-name="T10">Amnt lb/kg <text:s/>Ingredient <text:s text:c="12"/></text:span><text:span text:style-name="T7"><text:s text:c="2"/></text:span></text:p>
      <text:p text:style-name="P9">16 <text:s text:c="6"/># <text:s text:c="5"/>Pale</text:p>
      <text:p text:style-name="P10"><draw:custom-shape text:anchor-type="paragraph" draw:z-index="2" draw:name="Shape3" draw:style-name="gr2" draw:text-style-name="P27" svg:width="0.586cm" svg:height="0.532cm" svg:x="16.381cm" svg:y="0.258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8 <text:s text:c="8"/># <text:s text:c="6"/>Bisquit</text:p>
      <text:p text:style-name="P9">1.5 <text:s text:c="6"/># <text:s text:c="4"/>Crystal 60-80L</text:p>
      <text:p text:style-name="P9">2 <text:s text:c="9"/># <text:s text:c="5"/>Wheat</text:p>
      <text:p text:style-name="P9">1 <text:s text:c="8"/># <text:s text:c="6"/>Brown</text:p>
      <text:p text:style-name="P9">2 <text:s text:c="8"/>c <text:s text:c="7"/>Toasted walnuts <text:s text:c="3"/></text:p>
      <text:p text:style-name="P7"><text:s/>1 <text:s text:c="15"/>Tsp NaCl (mash)</text:p>
      <text:p text:style-name="P7">1 <text:s text:c="16"/>tsp <text:s/>NaCl(sparge)<text:tab/><text:tab/><text:tab/></text:p>
      <text:p text:style-name="P7">5 <text:s text:c="16"/>Tsp Sprchrg</text:p>
      <text:p text:style-name="P21"><draw:line text:anchor-type="paragraph" draw:z-index="4" draw:name="Shape4" draw:style-name="gr1" draw:text-style-name="P26" svg:x1="1.623cm" svg:y1="0.626cm" svg:x2="1.702cm" svg:y2="0.6cm"><text:p/></draw:line><text:span text:style-name="T32">2 tabs</text:span> <text:s text:c="4"/>Irish Moss</text:p>
      <text:p text:style-name="P20"><text:s text:c="13"/><text:span text:style-name="T17">Nottingham Yeast</text:span></text:p>
      <text:p text:style-name="P7"/>
      <text:p text:style-name="P7"/>
      <text:p text:style-name="P7"><draw:line text:anchor-type="paragraph" draw:z-index="7" draw:name="Shape5" draw:style-name="gr1" draw:text-style-name="P26" svg:x1="7.497cm" svg:y1="0.564cm" svg:x2="7.576cm" svg:y2="4.004cm"><text:p/></draw:line>Qt <text:s/>oz/g <text:s text:c="2"/>Hop/Seasoning <text:s text:c="5"/><text:span text:style-name="T17">Time</text:span></text:p>
      <text:p text:style-name="P8"><draw:line text:anchor-type="paragraph" draw:z-index="6" draw:name="Shape6" draw:style-name="gr1" draw:text-style-name="P26" svg:x1="2.549cm" svg:y1="0.012cm" svg:x2="2.628cm" svg:y2="3.452cm"><text:p/></draw:line><text:s text:c="3"/><text:span text:style-name="T17">56 <text:s text:c="2"/>g <text:s text:c="4"/>NB</text:span> <text:s text:c="22"/><text:span text:style-name="T24">60 min</text:span></text:p>
      <text:p text:style-name="P2"><text:s text:c="4"/><text:span text:style-name="T18">75 <text:s text:c="4"/>g <text:s text:c="5"/>NB</text:span><text:span text:style-name="T17"> <text:s text:c="37"/></text:span><text:span text:style-name="T18">15 min</text:span></text:p>
      <text:p text:style-name="P2"/>
      <text:p text:style-name="P2"/>
      <text:p text:style-name="P2"/>
      <text:p text:style-name="P2"><text:span text:style-name="T7"><text:s text:c="807"/></text:span><text:span text:style-name="T11">Stage <text:s text:c="13"/>Date <text:s text:c="17"/></text:span></text:p>
      <text:p text:style-name="P11">Primary: <text:s text:c="5"/></text:p>
      <text:p text:style-name="P11">Racked: <text:s text:c="6"/><text:tab/><text:tab/><text:tab/><text:tab/><text:tab/></text:p>
      <text:p text:style-name="P11">Racked: <text:s text:c="3"/></text:p>
      <text:p text:style-name="P11">Bottled: <text:tab/> <text:span text:style-name="T23"><text:s text:c="15"/></text:span><text:tab/><text:tab/><text:tab/><text:tab/></text:p>
      <text:p text:style-name="P13">Kegged: <text:s text:c="2"/><text:span text:style-name="T23"><text:s text:c="14"/></text:span></text:p>
      <text:p text:style-name="P11">Re-Kegged:</text:p>
      <text:p text:style-name="P1"><text:span text:style-name="T11">Purged:</text:span><text:span text:style-name="T6"><text:tab/><text:tab/><text:tab/><text:tab/><text:tab/><text:tab/>Charged:</text:span></text:p>
      <text:p text:style-name="P11"/>
      <text:p text:style-name="P11"><text:soft-page-break/></text:p>
      <text:p text:style-name="P11"/>
      <text:p text:style-name="P11"/>
      <text:p text:style-name="P11"/>
      <text:p text:style-name="P11">Start Time:<text:span text:style-name="T33">7</text:span><text:span text:style-name="T28">am </text:span></text:p>
      <text:p text:style-name="P14">Fire burners: <text:span text:style-name="T33">7</text:span><text:span text:style-name="T28">am</text:span></text:p>
      <text:p text:style-name="P14">Heat Mash Tun : Target Temp: <text:span text:style-name="T21">68</text:span> <text:s text:c="3"/></text:p>
      <text:p text:style-name="P11">Heat Sparge Kettle: Target Temp: <text:span text:style-name="T21">72</text:span></text:p>
      <text:p text:style-name="P11">Target Temp (Mash): <text:span text:style-name="T21">67</text:span></text:p>
      <text:p text:style-name="P25">Grind grain:<text:span text:style-name="T33">7:55</text:span><text:span text:style-name="T28">am/ <text:s/></text:span><text:span text:style-name="T34">fin: 8:15am</text:span></text:p>
      <text:p text:style-name="P11">sparge temp: <text:span text:style-name="T22">72</text:span></text:p>
      <text:p text:style-name="P11">Strike Temp: <text:span text:style-name="T35">68</text:span></text:p>
      <text:p text:style-name="P11">pump temp: <text:span text:style-name="T35">68</text:span> </text:p>
      <text:p text:style-name="P11">Mash in: <text:span text:style-name="T35">64.8</text:span></text:p>
      <text:p text:style-name="P11">Mash: Duration: <text:s text:c="2"/><text:span text:style-name="T19">90</text:span> <text:s text:c="4"/>minutes <text:s text:c="7"/></text:p>
      <text:p text:style-name="P11">Start: <text:span text:style-name="T35">9:05</text:span> <text:s text:c="6"/>Finish:<text:span text:style-name="T36">10:35</text:span><text:span text:style-name="T29">am</text:span></text:p>
      <text:p text:style-name="P11">Heat (to deactivate enzymes)<text:tab/><text:tab/></text:p>
      <text:p text:style-name="P17">Target Temp: <text:span text:style-name="T22">75.5</text:span> <text:s text:c="2"/></text:p>
      <text:p text:style-name="P17">Start: <text:span text:style-name="T36">10:35</text:span><text:span text:style-name="T29">am</text:span> <text:s text:c="2"/></text:p>
      <text:p text:style-name="P11">Finish: <text:s text:c="2"/></text:p>
      <text:p text:style-name="P11">Heat Sparge H20 (Target<text:span text:style-name="T25">81</text:span>◦) <text:s text:c="7"/></text:p>
      <text:p text:style-name="P11">Sparge: Start: <text:s/><text:span text:style-name="T36">10:35</text:span></text:p>
      <text:p text:style-name="P11">Finish:<text:span text:style-name="T37">11:10</text:span></text:p>
      <text:p text:style-name="P1"><text:span text:style-name="T11">Wort collected: <text:s text:c="2"/></text:span><text:span text:style-name="T13">full kettle </text:span><text:span text:style-name="T14">5</text:span><text:span text:style-name="T12">0l</text:span></text:p>
      <text:p text:style-name="P11">Boil : Burner On: <text:s/><text:span text:style-name="T38">new digi boiler leaks</text:span></text:p>
      <text:p text:style-name="P11">Rolling Boil: <text:s text:c="2"/><text:span text:style-name="T39">1p</text:span><text:span text:style-name="T26">m</text:span></text:p>
      <text:p text:style-name="P16">Hops In: <text:span text:style-name="T39">1:30p</text:span><text:span text:style-name="T30">m</text:span> <text:s text:c="2"/></text:p>
      <text:p text:style-name="P18">Whirlflock in: <text:span text:style-name="T39">2:15</text:span>pm Hops in: <text:span text:style-name="T39">2:15</text:span>pm</text:p>
      <text:p text:style-name="P11">Duration: 90 min <text:s/>Start: <text:s/><text:span text:style-name="T39">1p</text:span><text:span text:style-name="T26">m</text:span></text:p>
      <text:p text:style-name="P11">Finish: <text:span text:style-name="T39">2:30</text:span> <text:span text:style-name="T30">pm</text:span> <text:s/></text:p>
      <text:p text:style-name="P24"><text:span text:style-name="T11">B</text:span><text:span text:style-name="T12">oil</text:span><text:span text:style-name="T11">er Off: </text:span></text:p>
      <text:p text:style-name="P15">Rest 15 min <text:s text:c="7"/></text:p>
      <text:p text:style-name="P11">Pump and chill: <text:s text:c="3"/></text:p>
      <text:p text:style-name="P11">Start: <text:span text:style-name="T42">2:45</text:span> <text:s text:c="2"/>Finish: <text:span text:style-name="T43">2:57</text:span><text:span text:style-name="T31">pm</text:span></text:p>
      <text:p text:style-name="P11">OG : <text:s text:c="2"/><text:span text:style-name="T27">1.0</text:span><text:span text:style-name="T42">57</text:span></text:p>
      <text:p text:style-name="P12">Yeast: <text:span text:style-name="T27">Nottingham (2 pcks)</text:span></text:p>
      <text:p text:style-name="P11">Irish Moss <text:span text:style-name="T43">(2)</text:span></text:p>
      <text:p text:style-name="P5"/>
      <text:p text:style-name="P5"/>
      <text:p text:style-name="P5"/>
      <text:p text:style-name="P1"><text:span text:style-name="T2">Notes: </text:span><text:span text:style-name="T3">new digiboiler leaks had to pump wort </text:span><text:span text:style-name="T4">over</text:span><text:span text:style-name="T3"> to </text:span><text:span text:style-name="T4">empty </text:span><text:span text:style-name="T3">sparge kett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27T14:57:55.499379547</dc:date>
    <meta:editing-duration>PT23H10M5S</meta:editing-duration>
    <meta:editing-cycles>57</meta:editing-cycles>
    <meta:document-statistic meta:table-count="0" meta:image-count="0" meta:object-count="2" meta:page-count="2" meta:paragraph-count="62" meta:word-count="210" meta:character-count="2543" meta:non-whitespace-character-count="9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